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myak Gujarati" svg:font-family="'Samyak Gujarat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6.396cm" fo:min-width="7.762cm"/>
    </style:style>
    <style:style style:name="gr2" style:family="graphic" style:parent-style-name="standard">
      <style:graphic-properties draw:fill-color="#ffe5ca" draw:textarea-horizontal-align="justify" draw:textarea-vertical-align="middle" draw:auto-grow-height="false" fo:min-height="6.307cm" fo:min-width="6.7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style:paragraph-properties fo:text-align="center"/>
      <style:text-properties style:font-name="Samyak Gujarati" fo:font-size="26pt" style:font-size-asian="26pt" style:font-size-complex="26pt"/>
    </style:style>
    <style:style style:name="P3" style:family="paragraph">
      <loext:graphic-properties draw:fill-color="#ffe5ca"/>
      <style:paragraph-properties fo:text-align="center"/>
      <style:text-properties style:font-name="Samyak Gujarati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Samyak Gujarati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9.398cm" svg:x="4.42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0.287cm" svg:height="9.271cm" svg:x="7.125cm" svg:y="8.987cm">
          <text:p text:style-name="P2"><text:span text:style-name="T1">ESTHER</text:span></text:p>
          <text:p text:style-name="P2"><text:span text:style-name="T1">C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502cm" svg:height="0.962cm" svg:x="25.511cm" svg:y="21.44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myak Gujarati" svg:font-family="'Samyak Gujarat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2T18:01:13.350464037</meta:creation-date>
    <dc:date>2022-11-12T18:05:40.832499301</dc:date>
    <meta:editing-duration>PT4M30S</meta:editing-duration>
    <meta:editing-cycles>1</meta:editing-cycles>
    <meta:document-statistic meta:object-count="3"/>
    <meta:generator>LibreOffice/6.0.7.3$Linux_X86_64 LibreOffice_project/00m0$Build-3</meta:generator>
  </office:meta>
</office:document-meta>
</file>